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justify" style:justify-single-word="false"/>
    </style:style>
    <style:style style:name="P4" style:family="paragraph" style:parent-style-name="Standard" style:list-style-name="WWNum1">
      <style:paragraph-properties fo:text-align="justify" style:justify-single-word="false"/>
    </style:style>
    <style:style style:name="P5" style:family="paragraph" style:parent-style-name="Standard">
      <style:paragraph-properties fo:margin-left="0cm" fo:margin-right="0cm" fo:text-align="justify" style:justify-single-word="false" fo:text-indent="0.963cm" style:auto-text-indent="false"/>
    </style:style>
    <style:style style:name="P6" style:family="paragraph" style:parent-style-name="Standard">
      <style:paragraph-properties fo:margin-left="0cm" fo:margin-right="0cm" fo:text-align="justify" style:justify-single-word="false" fo:text-indent="1.247cm" style:auto-text-indent="false"/>
    </style:style>
    <style:style style:name="P7" style:family="paragraph" style:parent-style-name="Standard">
      <style:paragraph-properties fo:margin-left="0cm" fo:margin-right="0cm" fo:text-align="justify" style:justify-single-word="false" fo:text-indent="1.247cm" style:auto-text-indent="false"/>
      <style:text-properties fo:language="ru" fo:country="RU"/>
    </style:style>
    <style:style style:name="P8" style:family="paragraph" style:parent-style-name="Standard">
      <style:paragraph-properties fo:margin-left="0cm" fo:margin-right="0cm" fo:text-align="center" style:justify-single-word="false" fo:text-indent="1.247cm" style:auto-text-indent="false"/>
    </style:style>
    <style:style style:name="P9" style:family="paragraph" style:parent-style-name="Standard">
      <style:paragraph-properties fo:margin-left="0cm" fo:margin-right="0cm" fo:text-indent="1.266cm" style:auto-text-indent="false"/>
    </style:style>
    <style:style style:name="P10" style:family="paragraph" style:parent-style-name="Standard">
      <style:paragraph-properties fo:margin-left="0cm" fo:margin-right="0cm" fo:text-align="center" style:justify-single-word="false" fo:text-indent="1.266cm" style:auto-text-indent="false"/>
    </style:style>
    <style:style style:name="P11" style:family="paragraph" style:parent-style-name="Standard">
      <style:paragraph-properties fo:margin-left="0cm" fo:margin-right="0cm" fo:text-indent="1.266cm" style:auto-text-indent="false"/>
      <style:text-properties fo:language="ru" fo:country="RU"/>
    </style:style>
    <style:style style:name="P12" style:family="paragraph" style:parent-style-name="Standard">
      <style:paragraph-properties fo:margin-left="0cm" fo:margin-right="0cm" fo:text-align="center" style:justify-single-word="false" fo:text-indent="1.266cm" style:auto-text-indent="false"/>
      <style:text-properties fo:language="ru" fo:country="RU"/>
    </style:style>
    <style:style style:name="P13" style:family="paragraph" style:parent-style-name="Standard">
      <style:paragraph-properties fo:margin-left="0cm" fo:margin-right="0cm" fo:text-align="justify" style:justify-single-word="false" fo:text-indent="1.266cm" style:auto-text-indent="false"/>
      <style:text-properties fo:language="ru" fo:country="RU"/>
    </style:style>
    <style:style style:name="P14" style:family="paragraph" style:parent-style-name="Standard">
      <style:paragraph-properties fo:margin-left="0cm" fo:margin-right="0cm" fo:text-align="justify" style:justify-single-word="false" fo:text-indent="1.266cm" style:auto-text-indent="false"/>
    </style:style>
    <style:style style:name="P15" style:family="paragraph" style:parent-style-name="Standard">
      <style:paragraph-properties fo:margin-left="1.901cm" fo:margin-right="0cm" fo:text-align="justify" style:justify-single-word="false" fo:text-indent="0cm" style:auto-text-indent="false"/>
      <style:text-properties fo:language="ru" fo:country="RU"/>
    </style:style>
    <style:style style:name="P16" style:family="paragraph" style:parent-style-name="Standard" style:master-page-name="Standard">
      <style:paragraph-properties fo:text-align="center" style:justify-single-word="false" style:page-number="auto"/>
    </style:style>
    <style:style style:name="T1" style:family="text">
      <style:text-properties fo:language="ru" fo:country="RU"/>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Структура системы управления.</text:span></text:p>
      <text:p text:style-name="P2"/>
      <text:p text:style-name="P5"><text:span text:style-name="T1">Система управления состоит из неподвижной части, которая представляет собой пульт управления, и подвижной, размещенной на борту робота.</text:span></text:p>
      <text:p text:style-name="P5"><text:span text:style-name="T1">Пульт управления построен на базе портативного компьютера с подключёнными к нему периферийными устройствами, необходимыми для управления движениями механизма и наблюдением за ним. Кроме того, на корпусе пульта управления присутствует дополнительный порт для подключения дополнительного компьютера для контроля показаний кстройства контроля качества поверхности. Список периферийных устройств, подключаемых к портативному компьютеру, включает в себя четыре двухкоординатных шарнирных манипулятора (джойстика), девять кнопок управления и проводную </text:span>IP<text:span text:style-name="T1"> камеру </text:span>IQ<text:span text:style-name="T1">753.</text:span></text:p>
      <text:p text:style-name="P5"><text:span text:style-name="T1">Для подключения к компьютеру нескольких устройств посредством аппаратного протокола </text:span>Ethernet<text:span text:style-name="T1"> в состав пульта управления также входит проводной маршрутизатор.</text:span></text:p>
      <text:p text:style-name="P5"><text:span text:style-name="T1">Положение джойстиков и нажатие кнопок операторского пульта отслеживается специализированной платой, подключаемой к портативному компьютеру по интерфейсу </text:span>USB<text:span text:style-name="T1">.</text:span></text:p>
      <text:p text:style-name="P5"><text:span text:style-name="T1">Подвижная часть системы управления состоит из встраиваемой ЭВМ на базе встраиваемого компьютера </text:span>FriendlyARM<text:span text:style-name="T1">и электронного блока управления. Электронный блок управления соединяется с встраиваемой ЭВМ также с помощью шины </text:span>USB<text:span text:style-name="T1">.</text:span></text:p>
      <text:p text:style-name="P2"/>
      <text:p text:style-name="P1"><text:span text:style-name="T1">Пульт управления.</text:span></text:p>
      <text:p text:style-name="P2"/>
      <text:p text:style-name="P6"><text:span text:style-name="T1">Для реализации взаимодействия джойстиков с компьютером используетсяплата управления, соединяемая с компьютером посредством </text:span>USB<text:span text:style-name="T1"> интерфейса. Информация с 9-ти кнопок управления и 4-х аналоговых джойстиков передаётся в компьютер с помощью микроконтроллера.</text:span></text:p>
      <text:p text:style-name="P6"><text:span text:style-name="T1">Опрос кнопок выполняется путём циклического последовательного анализа состояний в выделенной задаче реального времени микроконтроллера. Блок кнопок полючен к порту общего назначения микроконтроллера.</text:span></text:p>
      <text:p text:style-name="P6"><text:span text:style-name="T1">Измерение состояний джойстиков выполняется с помощью встроенного в микроконтроллер АЦП. Эта функция также выделена в отдельную задачу реального времени, которая, используя внутренний мультиплексор, вычисляет отклонение ручки каждого из джойстиков от вертикали.</text:span></text:p>
      <text:p text:style-name="P6"><text:span text:style-name="T1">Для разделения в микроконтроллере задач считывания и обмена задействована операционная система </text:span>RTOS<text:span text:style-name="T1"> (</text:span>Real<text:span text:style-name="T1">-</text:span>Time<text:span text:style-name="T1"> </text:span>Operation<text:span text:style-name="T1"> </text:span>System<text:span text:style-name="T1">) с кооперативным типом ядра. Данный тип ядра выбран с позиции экономии аппаратных средств микроконтроллера этого типа и размещения сравнительно несложного алгоритма попеременного периодиче</text:span><text:bookmark text:name="_GoBack"/><text:span text:style-name="T1">ского опроса периферийных устройств и выдачи результатов опроса через шину </text:span>USB<text:span text:style-name="T1"> в компьютер пульта управления.</text:span></text:p>
      <text:p text:style-name="P6"><text:span text:style-name="T1">Поступившие на портативный компьютер данные о состоянии кнопок и положении джойстиков передаются на борт подвижной платформы по протоколу </text:span>TCP<text:span text:style-name="T1">-</text:span>IP<text:span text:style-name="T1"> на базе аппаратного протокола </text:span>Ethernet<text:span text:style-name="T1">. </text:span></text:p>
      <text:p text:style-name="P7"/>
      <text:p text:style-name="P10"><text:span text:style-name="T1">Программа управления на портативном компьютере пульта управления.</text:span></text:p>
      <text:p text:style-name="P12"/>
      <text:p text:style-name="P14"><text:span text:style-name="T1">Назначение данной программы состоит в отображении информации о состоянии механизма, отображении трансляции с камер наблюдения, считывании и отображении состояния аппаратных средств управления роботом. Состояние кнопок и джойстиков анализируется и переводится в команды включения/выключения клапанов и реле, скорости вращения моторов. </text:span><text:soft-page-break/><text:span text:style-name="T1">Эти команды затем <text:s/>передаются на борт платформы робота, где встраиваемая ЭВМ распределяет их по соответствующим электронным блокам непосредственного <text:s/>управления приводами.</text:span></text:p>
      <text:p text:style-name="P7"/>
      <text:p text:style-name="P8"><text:span text:style-name="T1">Аппаратное обеспечение и программные алгоритмы на борту подвижной платформы.</text:span></text:p>
      <text:p text:style-name="P11"/>
      <text:p text:style-name="P3"><text:span text:style-name="T1">На борту подвижной платформы робота присутствуют следующие аппаратные блоки: </text:span></text:p>
      <text:list xml:id="list37676026" text:style-name="WWNum1">
        <text:list-item>
          <text:p text:style-name="P4"><text:span text:style-name="T1">Сетевой маршрутизатор.</text:span></text:p>
        </text:list-item>
        <text:list-item>
          <text:p text:style-name="P4"><text:span text:style-name="T1">Встраиваемая ЭВМ</text:span></text:p>
        </text:list-item>
        <text:list-item>
          <text:p text:style-name="P4"><text:span text:style-name="T1">Блок управления мотором поворота платформы</text:span></text:p>
        </text:list-item>
        <text:list-item>
          <text:p text:style-name="P4"><text:span text:style-name="T1">Блок управления приводом манипулятора исполнительного устройства</text:span></text:p>
        </text:list-item>
        <text:list-item>
          <text:p text:style-name="P4"><text:span text:style-name="T1">Блок считывания информации с датчиков вакуума и управления пневмоклапанами.</text:span></text:p>
        </text:list-item>
        <text:list-item>
          <text:p text:style-name="P4">IP-<text:span text:style-name="T1">камера</text:span></text:p>
        </text:list-item>
        <text:list-item>
          <text:p text:style-name="P4"><text:span text:style-name="T1">Устройства контроля состояния поверхности (как дополнительное пользовательское устройство)</text:span></text:p>
        </text:list-item>
      </text:list>
      <text:p text:style-name="P15"/>
      <text:p text:style-name="P3"><text:span text:style-name="T1">Схема взаимного соединения указанных аппаратных средств приведена на рисунке Х.</text:span></text:p>
      <text:p text:style-name="P3"><text:span text:style-name="T1">Встраиваемая ЭВМ осуществляет приём, первичную обработку и передачукоманд управления в соответствующие электронные блоки непосредственного управления приводами, а также осуществляет сбор и передачу на пульт управления данных (в том числе диагностических) от соответствующих блоков. Бортовая </text:span>IP<text:span text:style-name="T1">-камера подлючается непосредственно к сетевому маршрутизатору. </text:span></text:p>
      <text:p text:style-name="P14"><text:span text:style-name="T1">Информация с устройства контроля состояния поверхности поступает по протоколу </text:span>RS<text:span text:style-name="T1">-232 в преобразователь </text:span>COM<text:span text:style-name="T1">-</text:span>Ethernet<text:span text:style-name="T1">, который в свою очередь подключается непосредственно к маршрутизатору. Таким образом обеспечивается возможность обмена даннями с устройством контроля состояния поверхности.</text:span></text:p>
      <text:p text:style-name="P13"/>
      <text:p text:style-name="P10"><text:span text:style-name="T1">Электронные блоки управления.</text:span></text:p>
      <text:p text:style-name="P12"/>
      <text:p text:style-name="P14"><text:span text:style-name="T1">Электронные блоки непосредственного управления приводами <text:s/>осуществляют следующие функции: </text:span></text:p>
      <text:p text:style-name="P14"><text:span text:style-name="T1">Блок управления пневматикой циклически считывает состояния датчиков разрежения в отдельной задаче реального времени; выдаёт управляющие воздействия на электроклапана для осуществления движения конструкции; </text:span></text:p>
      <text:p text:style-name="P14"><text:span text:style-name="T1">Блок управления приводами манипулятора, руководствуясь значениями скоростей, полученной от встроенной ЭВМ; контролирует положение <text:s/>инструмента в манипуляторе. </text:span></text:p>
      <text:p text:style-name="P14"><text:span text:style-name="T1">Блок управления приводом поворотного мотора обеспечивает контроль поворота и считывание положения поворотного мотора платформы робота.</text:span></text:p>
      <text:p text:style-name="P14"><text:span text:style-name="T1"><text:s/>Каждый из блоков непосредственного управления приводами использует микроконтроллеры позволяющие применить вытеснительный тип ядра, что обеспечивает возможность использования отдельного стека для каждой задачи. Такой подход позволит максимально уменьшить временные издержки реализации алгоритмов управления путём сокращения размера кода и упрощения алгоритмов каждой из задач.</text:span></text:p>
      <text:p text:style-name="P13"/>
      <text:p text:style-name="P10"><text:span text:style-name="T1">Отработка нештатных ситуаций.</text:span></text:p>
      <text:p text:style-name="P11"/>
      <text:p text:style-name="P9"><text:span text:style-name="T1">При возникновении нештатной ситуации механизмы робота должны быть приведены в максимально безопасное состояние, а все дополнительные устройства отключены. </text:span></text:p>
      <text:p text:style-name="P9"><text:span text:style-name="T1">Для запуска аварийного алгоритма на пульте оператора предусмотрена соответствующая аварийная кнопка. Информация о положении аварийной кнопки передаётся по отдельной витой </text:span><text:soft-page-break/><text:span text:style-name="T1">паре на борт <text:s/>подвижной платформы робота. При нажатии на оператором на эту кнопку – на каждом их электронных блоков управления запускается аварийный алгоритм.</text:span></text:p>
      <text:p text:style-name="P9"><text:span text:style-name="T1">Кроме того, встраиваемая ЭВМ, расположенная на борту платформы робота циклически принимает от пульта управления сведения о его функционировании. При остутствии этой информации в течение времени, превышающего критическое, встраиваемая ЭВМ считает, что связь прервалась и передаёт на блоки непосредственного управления приводами команду на выполнение аварийного алгоритма.</text:span></text:p>
      <text:p text:style-name="P14"><text:span text:style-name="T1">Для безопасности перемещения механизма в отдельную задачу выделено слежение за состоянием встроенной ЭВМ и наличием соединения с пультом управления. При остутствии команды сброса сторожевого таймера в течение времени, превышающего критическое, электронный блок управления приводит клапана в состояние, необходимое для удержания механизма, а двигатели в состояние покоя.</text:span></text:p>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style:font-name="Times New Roman1" fo:font-size="18pt" fo:font-weight="bold" style:font-name-asian="Lucida Sans Unicode" style:font-size-asian="18pt" style:font-weight-asian="bold" style:font-name-complex="Tahoma" style:font-size-complex="18pt" style:font-weight-complex="bold"/>
    </style:style>
    <style:style style:name="caption" style:family="paragraph" style:parent-style-name="Standard"/>
    <style:style style:name="Balloon_20_Text" style:display-name="Balloon Text" style:family="paragraph" style:parent-style-name="Standard"/>
    <style:style style:name="Default_20_Paragraph_20_Font" style:display-name="Default Paragraph Font"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rgey Bashkirov</meta:initial-creator>
    <dc:creator>Dmitry</dc:creator>
    <meta:editing-cycles>3</meta:editing-cycles>
    <meta:creation-date>2012-03-30T13:49:00</meta:creation-date>
    <dc:date>2012-03-30T13:51:00</dc:date>
    <meta:editing-duration>PT00H00M00S</meta:editing-duration>
    <meta:generator>OpenOffice.org/3.2$Win32 OpenOffice.org_project/320m12$Build-9483</meta:generator>
    <meta:document-statistic meta:table-count="0" meta:image-count="0" meta:object-count="0" meta:page-count="3" meta:paragraph-count="37" meta:word-count="775" meta:character-count="6627"/>
    <meta:template xlink:type="simple" xlink:actuate="onRequest" xlink:title="Normal.dotm" xlink:href=""/>
  </office:meta>
</office:document-meta>
</file>